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 svg:font-family="Mangal"/>
    <style:font-face style:name="OpenSymbol" svg:font-family="OpenSymbol, 'Arial Unicode MS'"/>
    <style:font-face style:name="Arial1" svg:font-family="Arial" style:font-family-generic="swiss"/>
    <style:font-face style:name="Mangal1"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Text_20_body">
      <style:text-properties style:font-name="Arial" style:font-name-complex="Arial"/>
    </style:style>
    <style:style style:name="P3" style:family="paragraph" style:parent-style-name="Text_20_body" style:list-style-name="WW8Num2">
      <style:text-properties style:font-name="Arial" style:font-name-complex="Arial"/>
    </style:style>
    <style:style style:name="P4" style:family="paragraph" style:parent-style-name="Text_20_body" style:list-style-name="WW8Num4">
      <style:text-properties style:font-name="Arial" style:font-name-complex="Arial"/>
    </style:style>
    <style:style style:name="P5" style:family="paragraph" style:parent-style-name="Text_20_body" style:list-style-name="WW8Num6">
      <style:text-properties style:font-name="Arial" style:font-name-complex="Arial"/>
    </style:style>
    <style:style style:name="P6" style:family="paragraph" style:parent-style-name="Text_20_body">
      <style:text-properties style:font-name="Arial" fo:font-style="normal" style:text-underline-style="none" style:font-style-asian="normal" style:font-name-complex="Arial" style:font-style-complex="normal"/>
    </style:style>
    <style:style style:name="P7" style:family="paragraph" style:parent-style-name="Text_20_body" style:list-style-name="WW8Num4">
      <style:text-properties style:font-name="Arial" fo:font-style="normal" style:text-underline-style="none" style:font-style-asian="normal" style:font-name-complex="Arial" style:font-style-complex="normal"/>
    </style:style>
    <style:style style:name="P8" style:family="paragraph" style:parent-style-name="Text_20_body" style:list-style-name="WW8Num3">
      <style:text-properties style:font-name="Arial" fo:font-style="normal" style:text-underline-style="none" style:font-style-asian="normal" style:font-name-complex="Arial" style:font-style-complex="normal"/>
    </style:style>
    <style:style style:name="P9" style:family="paragraph" style:parent-style-name="Text_20_body" style:list-style-name="WW8Num6">
      <style:text-properties style:font-name="Arial" fo:font-style="normal" style:text-underline-style="none" style:font-style-asian="normal" style:font-name-complex="Arial" style:font-style-complex="normal"/>
    </style:style>
    <style:style style:name="P10" style:family="paragraph" style:parent-style-name="Text_20_body">
      <style:text-properties style:font-name="Arial" fo:font-style="normal" style:text-underline-style="none" style:font-name-asian="SimSun" style:font-style-asian="normal" style:font-name-complex="Arial" style:font-style-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paragraph-properties fo:margin-top="0cm" fo:margin-bottom="0.212cm"/>
    </style:style>
    <style:style style:name="P13" style:family="paragraph" style:parent-style-name="Heading_20_1">
      <style:paragraph-properties fo:text-align="center" style:justify-single-word="false"/>
    </style:style>
    <style:style style:name="P14" style:family="paragraph" style:parent-style-name="Heading_20_2">
      <style:paragraph-properties fo:break-before="page"/>
      <style:text-properties style:font-name="Arial" fo:font-style="normal" style:text-underline-style="none" style:font-style-asian="normal" style:font-name-complex="Arial" style:font-style-complex="normal"/>
    </style:style>
    <style:style style:name="T1" style:family="text">
      <style:text-properties style:font-name="Arial" style:font-name-complex="Arial"/>
    </style:style>
    <style:style style:name="T2" style:family="text">
      <style:text-properties style:font-name="Arial" style:font-name-asian="SimSun" style:font-name-complex="Arial"/>
    </style:style>
    <style:style style:name="T3" style:family="text">
      <style:text-properties style:font-name-complex="Ari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style:font-name="Arial1" style:font-name-asian="Arial1"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as Besson<text:tab/><text:tab/><text:tab/><text:tab/></text:p>
      <text:p text:style-name="Standard">Clavier Paul</text:p>
      <text:p text:style-name="Standard">L2 MASS Géo et Math Info</text:p>
      <text:p text:style-name="Standard"/>
      <text:h text:style-name="P13" text:outline-level="1">Compte rendu TP1</text:h>
      <text:h text:style-name="Heading_20_2" text:outline-level="2">a. Précision du sujet</text:h>
      <text:p text:style-name="P2">Sujet :</text:p>
      <text:list xml:id="list901470557" text:style-name="WW8Num2">
        <text:list-item>
          <text:p text:style-name="P3">Compter les occurrences d'une chaîne de caractère dans une autre chaîne de caractère. Ici on comptera les « le » sans tenir compte de la casse.</text:p>
        </text:list-item>
        <text:list-item>
          <text:p text:style-name="P3">Compter les mots de plus de 4lettres. Ici, un mot étant une chaîne de caractère délimité par un espace.</text:p>
        </text:list-item>
        <text:list-item>
          <text:p text:style-name="P3">Écrire la phrase en majuscule. Ici, les minuscules sont réécrites en majuscule et les autres autres caractères sont ignorés.</text:p>
        </text:list-item>
      </text:list>
      <text:p text:style-name="P2"/>
      <text:h text:style-name="Heading_20_2" text:outline-level="2">b. Analyse du problème</text:h>
      <text:p text:style-name="P2">Choix du schéma d'itération : la sortie de la boucle étant conditionnée par la valeur du dernier élément considéré, le choix s'est porté sur une boucle de type <text:span text:style-name="T4">while.</text:span><text:span text:style-name="T5"> </text:span></text:p>
      <text:list xml:id="list901946835" text:style-name="WW8Num4">
        <text:list-item>
          <text:p text:style-name="P4"><text:span text:style-name="T5">Obtention du premier élément : La première lettre de la phrase est obtenue par un </text:span><text:span text:style-name="T4">get. </text:span><text:span text:style-name="T5">La lettre précédant la première lettre n'existant pas, elle ne peut pas être égale à 'l' donc le booléen servant a stocker l’état de la variable précédente est initialisé à faux.</text:span></text:p>
        </text:list-item>
        <text:list-item>
          <text:p text:style-name="P7">Traitement de l’élément :Dans cette boucle, les trois parties du sujet peuvent être traitées indépendamment :</text:p>
        </text:list-item>
      </text:list>
      <text:list xml:id="list2165202622" text:style-name="WW8Num3">
        <text:list-item>
          <text:list>
            <text:list-item>
              <text:p text:style-name="P8">le comptage des 'le' revient à vérifier l'état de l’élément actuel et celui de l’élément précédent. La condition de l’élément précédent étant uniquement une condition d’état, le stockage de l'information se fait sous forme d'une variable booléenne.</text:p>
            </text:list-item>
            <text:list-item>
              <text:p text:style-name="P8">Le comptage des mots de plus de 4 lettres consiste à compter le nombre de séquences de caractère, séparées par des espaces, de plus de 4 éléments.</text:p>
            </text:list-item>
            <text:list-item>
              <text:p text:style-name="P8">L’écriture de la phrase en majuscule se décompose en 2 parties : le caractère est écrit tel quel sauf si il est en minuscule. Dans ce cas, il est réécrit en majuscule</text:p>
            </text:list-item>
          </text:list>
        </text:list-item>
      </text:list>
      <text:list xml:id="list197113778" text:style-name="WW8Num6">
        <text:list-item>
          <text:p text:style-name="P5"><text:span text:style-name="T5">Obtention de l’élément suivant : Le booléen est modifié en fonction de la valeur de la lettre. La lettre suivante est obtenu par un </text:span><text:span text:style-name="T4">get</text:span><text:span text:style-name="T5">. </text:span></text:p>
        </text:list-item>
        <text:list-item>
          <text:p text:style-name="P9">Traitement de l’élément final : le dernier élément étant un point, il suffit de l'afficher.</text:p>
        </text:list-item>
      </text:list>
      <text:h text:style-name="Heading_20_2" text:outline-level="2" text:is-list-header="true"/>
      <text:h text:style-name="P14" text:outline-level="2">c. Algorithme</text:h>
      <text:p text:style-name="Text_20_body"/>
      <text:p text:style-name="P6">tant que (caractère /= ',') faire</text:p>
      <text:p text:style-name="P6"><text:tab/>si ((caractère = 'e' ou caractère ='E') et car_prec_est_l) alors</text:p>
      <text:p text:style-name="P11"><text:span text:style-name="T1"><text:tab/><text:tab/>nombre_le </text:span><text:span text:style-name="T6">←</text:span><text:span text:style-name="T2"> nombre_de_le +</text:span><text:span text:style-name="T1"> 1</text:span></text:p>
      <text:p text:style-name="P6"><text:tab/>fin si</text:p>
      <text:p text:style-name="P6"><text:tab/>si (caractère = ' ') alors</text:p>
      <text:p text:style-name="P11"><text:span text:style-name="T1"><text:tab/><text:tab/>longueur_mot </text:span><text:span text:style-name="T6">←</text:span><text:span text:style-name="T2"> 0</text:span></text:p>
      <text:p text:style-name="P10"><text:tab/>sinon</text:p>
      <text:p text:style-name="P11"><text:span text:style-name="T2"><text:tab/><text:tab/>longueur_mot </text:span><text:span text:style-name="T6">←</text:span><text:span text:style-name="T2"> longueur_mot + 1</text:span></text:p>
      <text:p text:style-name="P10"><text:tab/>fin si</text:p>
      <text:p text:style-name="P10"><text:tab/>si (longueur_mot = 4) alors</text:p>
      <text:p text:style-name="P11"><text:span text:style-name="T2"><text:tab/><text:tab/>nombre_mot_longueur_plus_de_4 </text:span><text:span text:style-name="T6">←</text:span><text:span text:style-name="T2"> <text:s/>nombre_mot_longueur_plus_de_4 +1</text:span></text:p>
      <text:p text:style-name="P10"><text:tab/>si (caractère = minuscule) alors</text:p>
      <text:p text:style-name="P10"><text:tab/><text:tab/>Afficher(majuscule(caractère))</text:p>
      <text:p text:style-name="P10"><text:tab/>sinon</text:p>
      <text:p text:style-name="P10"><text:tab/><text:tab/>Afficher(caractère)</text:p>
      <text:p text:style-name="P10"><text:tab/>fin si</text:p>
      <text:p text:style-name="P11"><text:span text:style-name="T2"><text:tab/>car_prec_est_l </text:span><text:span text:style-name="T6">←(</text:span><text:span text:style-name="T2">caractère = 'l')</text:span></text:p>
      <text:p text:style-name="P10"><text:tab/>prendre(caractère)</text:p>
      <text:p text:style-name="P10">fin tant que</text:p>
      <text:p text:style-name="P10">Afficher('.')</text:p>
      <text:p text:style-name="P10">Afficher(nombre-le)</text:p>
      <text:p text:style-name="P10">Afficher(nombre_mot_longueur_plus_de_4)<text:tab/></text:p>
      <text:p text:style-name="Text_20_body"/>
      <text:p text:style-name="Text_20_body"/>
      <text:p text:style-name="Text_20_body"/>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Mangal" svg:font-family="Mangal"/>
    <style:font-face style:name="OpenSymbol" svg:font-family="OpenSymbol, 'Arial Unicode MS'"/>
    <style:font-face style:name="Arial1" svg:font-family="Arial" style:font-family-generic="swiss"/>
    <style:font-face style:name="Mangal1"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8T14:58:07</meta:creation-date>
    <meta:editing-duration>P15824DT17H31M44S</meta:editing-duration>
    <dc:date>2012-09-28T15:56:53</dc:date>
    <dc:creator>Polobaston73 </dc:creator>
    <meta:document-statistic meta:table-count="0" meta:image-count="0" meta:object-count="0" meta:page-count="2" meta:paragraph-count="41" meta:word-count="397" meta:character-count="1432" meta:non-whitespace-character-count="2027"/>
    <meta:generator>LibreOffice/3.5$Linux_X86_64 LibreOffice_project/350m1$Build-2</meta:generator>
    <meta:user-defined meta:name="Info 1"/>
    <meta:user-defined meta:name="Info 2"/>
    <meta:user-defined meta:name="Info 3"/>
    <meta:user-defined meta:name="Info 4"/>
  </office:meta>
</office:document-meta>
</file>